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 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Sailor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Sailor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Sailor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Sailor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Sailor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Sailor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 office:value-type="string">
            <text:p>Sailor “Which ship do ya wanna board?”</text:p>
          </table:table-cell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stlands-bound</text:p>
          </table:table-cell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